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form="urn:oasis:names:tc:opendocument:xmlns:form:1.0" xmlns:script="urn:oasis:names:tc:opendocument:xmlns:script:1.0" xmlns:xforms="http://www.w3.org/2002/xforms"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office="urn:oasis:names:tc:opendocument:xmlns:office:1.0" xmlns:math="http://www.w3.org/1998/Math/MathML" xmlns:svg="urn:oasis:names:tc:opendocument:xmlns:svg-compatible:1.0" xmlns:dr3d="urn:oasis:names:tc:opendocument:xmlns:dr3d:1.0" xmlns:table="urn:oasis:names:tc:opendocument:xmlns:table:1.0" xmlns:xsd="http://www.w3.org/2001/XMLSchema" xmlns:xsi="http://www.w3.org/2001/XMLSchema-instance" xmlns:chart="urn:oasis:names:tc:opendocument:xmlns:chart:1.0" xmlns:draw="urn:oasis:names:tc:opendocument:xmlns:drawing:1.0" xmlns:style="urn:oasis:names:tc:opendocument:xmlns:style:1.0" xmlns:dom="http://www.w3.org/2001/xml-events" xmlns:number="urn:oasis:names:tc:opendocument:xmlns:datastyle:1.0" office:version="1.0">
  <office:scripts/>
  <office:font-face-decls/>
  <office:automatic-styles/>
  <office:body>
    <office:text>
      <text:h text:outline-level="1" text:style-name="rststyle-heading1">Odtwriter for Docutils</text:h>
      <text:section text:style-name="Sect1" text:name="Section1"><text:p text:style-name="rststyle-textbody"><text:span text:style-name="rststyle-strong">Author: </text:span></text:p><text:p text:style-name="rststyle-blockindent">Dave Kuhlman</text:p><text:p text:style-name="rststyle-textbody"><text:span text:style-name="rststyle-strong">Address: </text:span></text:p><text:p text:style-name="rststyle-blockindent"><text:a xlink:type="simple" xlink:href="mailto:dkuhlman@rexx.com">dkuhlman@rexx.com</text:a>
<text:a xlink:type="simple" xlink:href="http://www.rexx.com/~dkuhlman">http://www.rexx.com/~dkuhlman</text:a></text:p><text:p text:style-name="rststyle-textbody"><text:span text:style-name="rststyle-strong">Revision: </text:span>1.0a</text:p>1.0a<text:p text:style-name="rststyle-textbody"><text:span text:style-name="rststyle-strong">Date: </text:span>Aug. 29, 2006</text:p>Aug. 29, 2006<text:p text:style-name="rststyle-textbody"><text:span text:style-name="rststyle-strong">Copyright: </text:span></text:p><text:p text:style-name="rststyle-blockindent">Copyright (c) 2006 Dave Kuhlman.  All Rights Reserved.
This software is subject to the provisions of the MIT License
<text:a xlink:type="simple" xlink:href="http://www.opensource.org/licenses/mit-license.php">http://www.opensource.org/licenses/mit-license.php</text:a>.</text:p></text:section>
      <text:p text:style-name="rststyle-textbody">This document describes the Docutils odtwriter.</text:p>
      <text:list text:style-name="rststyle-bulletlist">
        <text:list-item>
          <text:p text:style-name="rststyle-bulletitem"><text:a xlink:type="simple" xlink:href="#introduction">Introduction</text:a></text:p>
        </text:list-item>
        <text:list-item>
          <text:p text:style-name="rststyle-bulletitem"><text:a xlink:type="simple" xlink:href="#how-to-install-it">How to Install It</text:a></text:p>
        </text:list-item>
        <text:list-item>
          <text:p text:style-name="rststyle-bulletitem"><text:a xlink:type="simple" xlink:href="#how-to-use-it">How to Use It</text:a></text:p>
        </text:list-item>
        <text:list-item>
          <text:p text:style-name="rststyle-bulletitem"><text:a xlink:type="simple" xlink:href="#styles">Styles</text:a></text:p>
          <text:list text:style-name="rststyle-bulletlist">
            <text:list-item>
              <text:p text:style-name="rststyle-bulletitem"><text:a xlink:type="simple" xlink:href="#styles-used-by-odtwriter">Styles used by odtwriter</text:a></text:p>
              <text:list text:style-name="rststyle-bulletlist">
                <text:list-item>
                  <text:p text:style-name="rststyle-bulletitem"><text:a xlink:type="simple" xlink:href="#paragraph-styles">Paragraph styles</text:a></text:p>
                </text:list-item>
                <text:list-item>
                  <text:p text:style-name="rststyle-bulletitem"><text:a xlink:type="simple" xlink:href="#character-styles">Character styles</text:a></text:p>
                </text:list-item>
              </text:list>
            </text:list-item>
          </text:list>
        </text:list-item>
      </text:list>
      <text:section text:style-name="Sect1" text:name="Section2"><text:h text:outline-level="1" text:style-name="rststyle-heading1">1   Introduction</text:h>1   <text:p text:style-name="rststyle-textbody">What it does -- <text:span text:style-name="rststyle-inlineliteral">rst2odt.py/odtwriter.py</text:span> translate reST
(reStructuredText) into a Open Document Format <text:span text:style-name="rststyle-inlineliteral">.odt</text:span> file.  You
can learn more about here:</text:p><text:list text:style-name="rststyle-bulletlist"><text:list-item><text:p text:style-name="rststyle-bulletitem"><text:a xlink:type="simple" xlink:href="http://www.oasis-open.org/committees/tc_home.php?wg_abbrev=office">OASIS Open Document Format for Office Applications
(OpenDocument) TC</text:a></text:p></text:list-item><text:list-item><text:p text:style-name="rststyle-bulletitem"><text:a xlink:type="simple" xlink:href="http://en.wikipedia.org/wiki/OpenDocument">Open Document at Wikipedia</text:a></text:p></text:list-item></text:list></text:section>
      <text:section text:style-name="Sect1" text:name="Section3"><text:h text:outline-level="1" text:style-name="rststyle-heading1">2   How to Install It</text:h>2   <text:p text:style-name="rststyle-textbody">Requirements -- <text:span text:style-name="rststyle-inlineliteral">odtwriter</text:span> requires:</text:p><text:list text:style-name="rststyle-bulletlist"><text:list-item><text:p text:style-name="rststyle-bulletitem">Python</text:p></text:list-item><text:list-item><text:p text:style-name="rststyle-bulletitem">A sufficiently recent version of Docutils.</text:p></text:list-item><text:list-item><text:p text:style-name="rststyle-bulletitem">Either of the following:</text:p><text:list text:style-name="rststyle-bulletlist"><text:list-item><text:p text:style-name="rststyle-bulletitem">ElementTree -- See: <text:a xlink:type="simple" xlink:href="http://effbot.org/zone/element-index.htm">http://effbot.org/zone/element-index.htm</text:a></text:p></text:list-item><text:list-item><text:p text:style-name="rststyle-bulletitem">Lxml -- See: <text:a xlink:type="simple" xlink:href="http://codespeak.net/lxml/">http://codespeak.net/lxml/</text:a></text:p></text:list-item></text:list><text:p text:style-name="rststyle-bulletitem"><text:span text:style-name="rststyle-inlineliteral">odtwriter</text:span> will try first to use Lxml, and if it is not
installed will use ElementTree.</text:p></text:list-item></text:list><text:p text:style-name="rststyle-textbody">Install <text:span text:style-name="rststyle-inlineliteral">odtwriter</text:span> with the standard Python installation
commands:</text:p><text:p text:style-name="rststyle-codeblock">$ python setup.py build</text:p><text:p text:style-name="rststyle-codeblock">$ python setup.py install       # as root</text:p></text:section>
      <text:section text:style-name="Sect1" text:name="Section4"><text:h text:outline-level="1" text:style-name="rststyle-heading1">3   How to Use It</text:h>3   <text:p text:style-name="rststyle-textbody">Run it from the command line as follows:</text:p><text:p text:style-name="rststyle-codeblock">$ rst2odt.py myinput.txt myoutput.odt</text:p><text:p text:style-name="rststyle-textbody">To see usage information and to learn about command line flags
that you can use, run the following:</text:p><text:p text:style-name="rststyle-codeblock">$ rst2odt.py --help</text:p><text:p text:style-name="rststyle-textbody">Examples:</text:p><text:p text:style-name="rststyle-codeblock">$ rst2odt.py -s -g python_comments.txt python_comments.odt</text:p><text:p text:style-name="rststyle-codeblock"/><text:p text:style-name="rststyle-codeblock">$ rst2odt.py --source-url=odtwriter.txt --generator --stylesheet-path=/myconfigs/styles.odt odtwriter.txt odtwriter.odt</text:p></text:section>
      <text:section text:style-name="Sect1" text:name="Section5"><text:h text:outline-level="1" text:style-name="rststyle-heading1">4   Styles</text:h>4   <text:p text:style-name="rststyle-textbody"><text:span text:style-name="rststyle-inlineliteral">odtwriter</text:span> uses a number of styles that are defined in the
default <text:span text:style-name="rststyle-inlineliteral">styles.xml</text:span>.  This section describes those styles.</text:p><text:p text:style-name="rststyle-textbody">You can modify the look of documents generated by <text:span text:style-name="rststyle-inlineliteral">odtwriter</text:span> in
several ways:</text:p><text:list text:style-name="rststyle-bulletlist"><text:list-item><text:p text:style-name="rststyle-bulletitem">Open (a copy of) <text:span text:style-name="rststyle-inlineliteral">styles.odt</text:span> in <text:span text:style-name="rststyle-inlineliteral">oowriter</text:span>, modify the
style you wish to change (in my version of <text:span text:style-name="rststyle-inlineliteral">oowriter</text:span>, do this
with menu item <text:span text:style-name="rststyle-inlineliteral">Format/Styles and Formatting</text:span>), save this
document, then generate your documents using this modified copy
of <text:span text:style-name="rststyle-inlineliteral">styles.odt</text:span>.</text:p></text:list-item><text:list-item><text:p text:style-name="rststyle-bulletitem">Open a document generated by <text:span text:style-name="rststyle-inlineliteral">odtwriter</text:span> in <text:span text:style-name="rststyle-quotation">oowriter`</text:span>.  Now,
edit the style you are interested in modifying.  To do so either
(1) press F11 or (2) use menu item "Format/Styles and
Formatting", then right-click on the relevant style and select
"Modify".  Modify the style, then save your document.  Now, you
can extract the styles.xml file from your document and either
(1) use this as your default styles file or (2) copy and paste
the relevant style definition into your styles.xml.</text:p></text:list-item><text:list-item><text:p text:style-name="rststyle-bulletitem">Extract <text:span text:style-name="rststyle-inlineliteral">styles.xml</text:span> from <text:span text:style-name="rststyle-inlineliteral">styles.odt</text:span> using your favorite
<text:span text:style-name="rststyle-inlineliteral">zip/unzip</text:span> tool.  Then modify <text:span text:style-name="rststyle-inlineliteral">styles.xml</text:span> with a text
editor.  Now re-zip it back into your own <text:span text:style-name="rststyle-inlineliteral">styles.odt</text:span>, or use
it directly by specifying it with a command line flag.
<text:span text:style-name="rststyle-strong">Hint:</text:span> If you intend to extract <text:span text:style-name="rststyle-inlineliteral">styles.xml</text:span> from an
<text:span text:style-name="rststyle-inlineliteral">.odt</text:span> file (and then "re-zip" it), you should turn off XML
optimization/compression in <text:span text:style-name="rststyle-inlineliteral">oowriter</text:span>.  In order to this in
<text:span text:style-name="rststyle-inlineliteral">oowriter</text:span>, use Tools --&gt; Options... --&gt; Load-Save --&gt; General
and turn off "Size optimization for XML format".</text:p></text:list-item><text:list-item><text:p text:style-name="rststyle-bulletitem">Open an empty (or new) document in <text:span text:style-name="rststyle-inlineliteral">oowriter</text:span>.  Define the
styles described in this section.  Then, use that document (a
.odt file) as your stylesheet.  <text:span text:style-name="rststyle-inlineliteral">odtwriter</text:span> will extract the
<text:span text:style-name="rststyle-inlineliteral">styles.xml</text:span> file from that document and insert it into the
output document.</text:p></text:list-item><text:list-item><text:p text:style-name="rststyle-bulletitem">Some combination of the above.</text:p></text:list-item></text:list><text:section text:style-name="Sect2" text:name="Section6"><text:h text:outline-level="2" text:style-name="rststyle-heading2">4.1   Styles used by odtwriter</text:h>4.1   <text:p text:style-name="rststyle-textbody">This section describes the styles used by <text:span text:style-name="rststyle-inlineliteral">odtwriter</text:span>.</text:p><text:p text:style-name="rststyle-textbody">Note that we do not describe the "look" of these styles.  That can
be easily changed by using <text:span text:style-name="rststyle-inlineliteral">oowriter</text:span> to edit the document
<text:span text:style-name="rststyle-inlineliteral">styles.odt</text:span> (or a copy of it), and modifying any of the styles
described here.</text:p><text:section text:style-name="Sect3" text:name="Section7"><text:h text:outline-level="3" text:style-name="rststyle-heading3">4.1.1   Paragraph styles</text:h>4.1.1   <text:p text:style-name="rststyle-textbody"><text:span text:style-name="rststyle-strong">rststyle-blockindent</text:span></text:p><text:p text:style-name="rststyle-blockindent">An indented block.</text:p><text:p text:style-name="rststyle-textbody"><text:span text:style-name="rststyle-strong">rststyle-blockquote</text:span></text:p><text:p text:style-name="rststyle-blockindent">A block quote.</text:p><text:p text:style-name="rststyle-textbody"><text:span text:style-name="rststyle-strong">rststyle-codeblock</text:span></text:p><text:p text:style-name="rststyle-blockindent">A block of example code.</text:p><text:p text:style-name="rststyle-textbody"><text:span text:style-name="rststyle-strong">rststyle-heading{1|2|3|4|5}</text:span></text:p><text:p text:style-name="rststyle-blockindent">Headings (sub-titles).  Five levels of sub-headings are
provided: rststyle-heading1 through rststyle-heading5.</text:p><text:p text:style-name="rststyle-textbody"><text:span text:style-name="rststyle-strong">rststyle-bodyindent</text:span></text:p><text:p text:style-name="rststyle-blockindent">An indented block.</text:p><text:p text:style-name="rststyle-textbody"><text:span text:style-name="rststyle-strong">rststyle-bulletitem</text:span></text:p><text:p text:style-name="rststyle-blockindent">An item in an bullet list.</text:p><text:p text:style-name="rststyle-textbody"><text:span text:style-name="rststyle-strong">rststyle-enumitem</text:span></text:p><text:p text:style-name="rststyle-blockindent">An item in an enumerated list.</text:p><text:p text:style-name="rststyle-textbody"><text:span text:style-name="rststyle-strong">rststyle-horizontalline</text:span></text:p><text:p text:style-name="rststyle-blockindent">A horizontal line, e.g. used for transitions.</text:p><text:p text:style-name="rststyle-textbody"><text:span text:style-name="rststyle-strong">rststyle-textbody</text:span></text:p><text:p text:style-name="rststyle-blockindent">Normal text</text:p></text:section><text:section text:style-name="Sect3" text:name="Section8"><text:h text:outline-level="3" text:style-name="rststyle-heading3">4.1.2   Character styles</text:h>4.1.2   <text:p text:style-name="rststyle-textbody"><text:span text:style-name="rststyle-strong">rststyle-emphasis</text:span></text:p><text:p text:style-name="rststyle-blockindent">Emphasis.  Normally rendered as italics.</text:p><text:p text:style-name="rststyle-textbody"><text:span text:style-name="rststyle-strong">rststyle-inlineliteral</text:span></text:p><text:p text:style-name="rststyle-blockindent">An inline literal.</text:p><text:p text:style-name="rststyle-textbody"><text:span text:style-name="rststyle-strong">rststyle-strong</text:span></text:p><text:p text:style-name="rststyle-blockindent">Strong emphasis.  Normally rendered as boldface.</text:p><text:p text:style-name="rststyle-textbody"><text:span text:style-name="rststyle-strong">rststyle-quotation</text:span></text:p><text:p text:style-name="rststyle-blockindent">In-line quoted material.</text:p><text:p text:style-name="rststyle-textbody"><office:annotation><text:p>Configuration for Emacs</text:p></office:annotation></text:p>Configuration for Emacs<text:p text:style-name="rststyle-textbody"><office:annotation><text:p>Local Variables:
mode: indented-text
indent-tabs-mode: nil
sentence-end-double-space: t
fill-column: 68
End:</text:p></office:annotation></text:p>Local Variables:
mode: indented-text
indent-tabs-mode: nil
sentence-end-double-space: t
fill-column: 68
End:</text:section></text:section></text:section>
      <text:p text:style-name="rststyle-textbody"><text:a xlink:type="simple" xlink:href="odtwriter.txt">View document source</text:a>Generated by <text:a xlink:type="simple" xlink:href="http://docutils.sourceforge.net/">Docutils</text:a> from <text:a xlink:type="simple" xlink:href="http://docutils.sourceforge.net/rst.html">reStructuredText</text:a> sour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10 Pitch" svg:font-family="'Courier 10 Pitch'" style:font-adornments="Regular" style:font-pitch="fixed"/>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ststyle-enumitem" style:family="paragraph" style:parent-style-name="Standard" style:list-style-name="rststyle-enumlist"/>
    <style:style style:name="rststyle-bulletitem" style:family="paragraph" style:parent-style-name="Standard" style:list-style-name="rststyle-bulletlist"/>
    <style:style style:name="rststyle-codeblock" style:family="paragraph" style:parent-style-name="rststyle-bodyindent" style:class="text">
      <style:paragraph-properties fo:margin-top="0cm" fo:margin-bottom="0cm" fo:background-color="#e6e6ff">
        <style:background-image/>
      </style:paragraph-properties>
      <style:text-properties style:font-name="Courier 10 Pitch" fo:font-size="10pt"/>
    </style:style>
    <style:style style:name="rststyle-blockindent" style:family="paragraph">
      <style:paragraph-properties fo:margin-left="1cm" fo:margin-right="0cm" fo:text-indent="0cm" style:auto-text-indent="false"/>
    </style:style>
    <style:style style:name="rststyle-heading1" style:family="paragraph" style:parent-style-name="Heading_20_1" style:next-style-name="Text_20_body">
      <style:paragraph-properties fo:background-color="transparent">
        <style:background-image/>
      </style:paragraph-properties>
    </style:style>
    <style:style style:name="rststyle-heading2" style:family="paragraph" style:parent-style-name="Heading_20_2" style:next-style-name="Text_20_body"/>
    <style:style style:name="rststyle-heading3" style:family="paragraph" style:parent-style-name="Heading_20_3" style:next-style-name="Text_20_body"/>
    <style:style style:name="rststyle-heading4" style:family="paragraph" style:parent-style-name="Heading_20_4" style:next-style-name="Text_20_body"/>
    <style:style style:name="rststyle-heading5" style:family="paragraph" style:parent-style-name="Heading_20_5" style:next-style-name="Text_20_body"/>
    <style:style style:name="rststyle-blockquote" style:family="paragraph" style:parent-style-name="rststyle-bodyindent" style:class="text">
      <style:paragraph-properties fo:background-color="#ffff00">
        <style:background-image/>
      </style:paragraph-properties>
    </style:style>
    <style:style style:name="rststyle-bodyindent" style:family="paragraph" style:parent-style-name="Text_20_body_20_indent">
      <style:paragraph-properties fo:margin-left="1cm" fo:margin-right="0cm" fo:text-indent="0cm" style:auto-text-indent="false"/>
    </style:style>
    <style:style style:name="rststyle-horizontalline" style:family="paragraph" style:parent-style-name="Horizontal_20_Line"/>
    <style:style style:name="rststyle-textbody" style:family="paragraph" style:parent-style-name="Text_20_body"/>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Example" style:family="text">
      <style:text-properties style:font-name="Nimbus Mono L" style:font-name-asian="Nimbus Mono L" style:font-name-complex="Nimbus Mono L"/>
    </style:style>
    <style:style style:name="rststyle-emphasis" style:family="text" style:parent-style-name="Emphasis">
      <style:text-properties style:font-weight-asian="normal" style:font-weight-complex="normal"/>
    </style:style>
    <style:style style:name="rststyle-strong" style:family="text">
      <style:text-properties fo:font-weight="bold" fo:background-color="transparent"/>
    </style:style>
    <style:style style:name="rststyle-inlineliteral" style:family="text" style:parent-style-name="Example">
      <style:text-properties fo:background-color="#e6e6ff"/>
    </style:style>
    <style:style style:name="rststyle-quotation" style:family="text" style:parent-style-name="Citation">
      <style:text-properties style:font-weight-asian="normal" style:font-weight-complex="normal"/>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ststyle-enumlist">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rststyle-bulletlist">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ooo="http://openoffice.org/2004/office" xmlns:xlink="http://www.w3.org/1999/xlink" xmlns:dc="http://purl.org/dc/elements/1.1/" office:version="1.0">
  <office:meta>
    <meta-generator>Docutils/rst2odf.py/1.0a</meta-generator>
    <meta:initial-creator>dkuhlman</meta:initial-creator>
    <meta:creation-date>2006-08-29T16:07:31</meta:creation-date>
    <dc:creator>dkuhlman</dc:creator>
    <dc:date>2006-08-29T16:07:31</dc:date>
    <dc:language>en-US</dc:language>
    <meta:editing-cycles>1</meta:editing-cycles>
    <meta:editing-duration>PT00M01S</meta:editing-duration>
  </office:meta>
</office:document-meta>
</file>